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ustomMainFont" svg:font-family="CustomMain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Text_20_body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itle">
      <style:text-properties officeooo:rsid="000889d8" officeooo:paragraph-rsid="000889d8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>Documentaci<text:span text:style-name="T1">ó Final:</text:span></text:p>
      <text:p text:style-name="P6"><text:span text:style-name="T1">Ssnkr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6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1"><text:a xlink:type="simple" xlink:href="#__RefHeading___Toc341_3660165780" text:style-name="Index_20_Link" text:visited-style-name="Index_20_Link">3. Model conceptual (amb diccionari de classes)<text:tab/>3</text:a></text:p>
          <text:p text:style-name="P1"><text:a xlink:type="simple" xlink:href="#__RefHeading___Toc343_3660165780" text:style-name="Index_20_Link" text:visited-style-name="Index_20_Link">4. Model de negoci (diagrama de casos d’ús)<text:tab/>3</text:a></text:p>
          <text:p text:style-name="P1"><text:a xlink:type="simple" xlink:href="#__RefHeading___Toc345_3660165780" text:style-name="Index_20_Link" text:visited-style-name="Index_20_Link">5. Estimació per Punts de Cas d’ús<text:tab/>3</text:a></text:p>
          <text:p text:style-name="P1"><text:a xlink:type="simple" xlink:href="#__RefHeading___Toc347_3660165780" text:style-name="Index_20_Link" text:visited-style-name="Index_20_Link">6. Dibuixar un esbós (wireframe) i una maqueta (mockup) per a tres mides de dispositiu (mòbil, tauleta i ordinador), emprant programari específic.<text:tab/>3</text:a></text:p>
        </text:index-body>
      </text:table-of-content>
      <text:p text:style-name="P3"/>
      <text:h text:style-name="P2" text:outline-level="1"><text:bookmark-start text:name="__RefHeading___Toc337_3660165780"/>1. Descripció del sistema i context<text:bookmark-end text:name="__RefHeading___Toc337_3660165780"/></text:h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Heading_20_1" text:outline-level="1"><text:bookmark-start text:name="__RefHeading___Toc341_3660165780"/>3. Model conceptual (amb diccionari de classes)<text:bookmark-end text:name="__RefHeading___Toc341_3660165780"/></text:h>
      <text:h text:style-name="Heading_20_1" text:outline-level="1"><text:bookmark-start text:name="__RefHeading___Toc343_3660165780"/>4. Model de negoci (diagrama de casos d’ús)<text:bookmark-end text:name="__RefHeading___Toc343_3660165780"/></text:h>
      <text:h text:style-name="Heading_20_1" text:outline-level="1"><text:bookmark-start text:name="__RefHeading___Toc345_3660165780"/>5. Estimació per Punts de Cas d’ús<text:bookmark-end text:name="__RefHeading___Toc345_3660165780"/></text:h>
      <text:h text:style-name="Heading_20_1" text:outline-level="1"><text:bookmark-start text:name="__RefHeading___Toc347_3660165780"/>6. Dibuixar un esbós (wireframe) <text:s/>i una maqueta (mockup) per a tres mides de dispositiu (mòbil, tauleta i ordinador), emprant programari específic.<text:bookmark-end text:name="__RefHeading___Toc347_366016578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ustomMainFont" svg:font-family="CustomMainFont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19T19:21:34.738060773</dc:date>
    <meta:editing-duration>PT7M22S</meta:editing-duration>
    <meta:editing-cycles>1</meta:editing-cycles>
    <meta:document-statistic meta:table-count="0" meta:image-count="0" meta:object-count="0" meta:page-count="3" meta:paragraph-count="18" meta:word-count="137" meta:character-count="837" meta:non-whitespace-character-count="717"/>
    <meta:generator>LibreOffice/7.3.7.2$Linux_X86_64 LibreOffice_project/30$Build-2</meta:generator>
  </office:meta>
</office:document-meta>
</file>